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scadia Mono" svg:font-family="&quot;Cascadia Mono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Cascadia Mono" style:font-name-asian="Cascadia Mono" style:font-name-complex="Cascadia Mono" fo:font-size="14pt" style:font-size-asian="14pt" style:font-size-complex="14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color="#000000" style:font-name="Cascadia Mono" style:font-name-asian="Cascadia Mono" style:font-name-complex="Cascadia Mono" fo:font-size="9pt" style:font-size-asian="9pt" style:font-size-complex="9pt" style:font-family-generic="modern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Название</text:p>
          </table:table-cell>
          <table:table-cell office:value-type="string" table:style-name="ce2">
            <text:p>Url картинки</text:p>
          </table:table-cell>
          <table:table-cell office:value-type="string" table:style-name="ce3">
            <text:p>Latitude</text:p>
          </table:table-cell>
          <table:table-cell office:value-type="string" table:style-name="ce3">
            <text:p>Longitude</text:p>
          </table:table-cell>
          <table:table-cell office:value-type="string" table:style-name="ce2">
            <text:p>Ссылка на сайт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TypeEntertainment</text:p>
          </table:table-cell>
          <table:table-cell office:value-type="string" table:style-name="ce3">
            <text:p>Area</text:p>
          </table:table-cell>
          <table:table-cell office:value-type="string" table:style-name="ce3">
            <text:p>Details</text:p>
          </table:table-cell>
          <table:table-cell office:value-type="string" table:style-name="ce4">
            <text:p>Rating?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«Goodwin cinema»</text:p>
          </table:table-cell>
          <table:table-cell office:value-type="string" table:style-name="ce1">
            <text:p>~/img/Db/img/Entertainment/goodwin.jpg</text:p>
          </table:table-cell>
          <table:table-cell office:value-type="string" table:style-name="ce1">
            <text:p>56.48881628487424</text:p>
          </table:table-cell>
          <table:table-cell office:value-type="string" table:style-name="ce1">
            <text:p>84.97800452741858</text:p>
          </table:table-cell>
          <table:table-cell office:value-type="string" table:style-name="ce1">
            <text:p>https://goodwincinema.ru/</text:p>
          </table:table-cell>
          <table:table-cell table:style-name="ce1"/>
          <table:table-cell office:value-type="string" table:style-name="ce5">
            <text:p>Cinema</text:p>
          </table:table-cell>
          <table:table-cell office:value-type="string" table:style-name="ce5">
            <text:p>Oktyabrsky</text:p>
          </table:table-cell>
          <table:table-cell office:value-type="string" table:style-name="ce1">
            <text:p>26 апреля 2014 года в крупнейшем в Томске торгово-развлекательном центре — «Изумрудный город» открылся новый многозальный кинотеатр GoodwinCinema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Впервые в Томске появился суперсовременный кинотеатр, сочетающий в себе все самые современные мировые технологии кинопоказа, включая инновационную технологию EmotionHalls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GoodwinCinema — это 7 уникальных кинозалов, каждый из которых предназначен для просмотра фильмов определенного жанра , создавая настроение зрителю, как только он попадает внутрь кинозала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"Киномакс"</text:p>
          </table:table-cell>
          <table:table-cell office:value-type="string" table:style-name="ce1">
            <text:p>~/img/Db/img/Entertainment/kinomax.jpg</text:p>
          </table:table-cell>
          <table:table-cell office:value-type="string" table:style-name="ce1">
            <text:p>56.5015277376617</text:p>
          </table:table-cell>
          <table:table-cell office:value-type="string" table:style-name="ce1">
            <text:p>84.95156426789801</text:p>
          </table:table-cell>
          <table:table-cell office:value-type="string" table:style-name="ce1">
            <text:p>https://kinomax.tomsk.ru/</text:p>
          </table:table-cell>
          <table:table-cell table:style-name="ce1"/>
          <table:table-cell office:value-type="string" table:style-name="ce5">
            <text:p>Cinema</text:p>
          </table:table-cell>
          <table:table-cell table:style-name="ce1"/>
          <table:table-cell office:value-type="string" table:style-name="ce1">
            <text:p>Киноцентр "Киномакс" начал свою работу 21 декабря 2006 года, и на протяжении многих лет остается одним из любимых мест отдыха жителей и гостей нашего региона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Киноцентр "Киномакс" - это 6 кинозалов, 3 бара, а также 2 двухуровневые охраняемые парковки. Кроме того, для удобства посетителей работает гардероб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"Кинополис"</text:p>
          </table:table-cell>
          <table:table-cell office:value-type="string" table:style-name="ce1">
            <text:p>~/img/Db/img/Entertainment/kinopolis.jpg</text:p>
          </table:table-cell>
          <table:table-cell office:value-type="string" table:style-name="ce1">
            <text:p>56.51422597216452</text:p>
          </table:table-cell>
          <table:table-cell office:value-type="string" table:style-name="ce1">
            <text:p>84.9435570717706</text:p>
          </table:table-cell>
          <table:table-cell office:value-type="string" table:style-name="ce1">
            <text:p>https://kino-polis.ru/</text:p>
          </table:table-cell>
          <table:table-cell table:style-name="ce1"/>
          <table:table-cell office:value-type="string" table:style-name="ce5">
            <text:p>Cinema</text:p>
          </table:table-cell>
          <table:table-cell table:style-name="ce1"/>
          <table:table-cell office:value-type="string" table:style-name="ce1">
            <text:p>Современный, полностью цифровой кинотеатр "Кинополис" расположен в городе Томске, в <text:s/>ТРЦ "Мегаполис"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ТРЦ "Мегаполис" - это обновленный, торгово-развлекательный комплекс, в котором Вам будет не только комфортно совершать покупки, но и приятно проводить время со своей семьей и друзьями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Концепция кинотеатра подчеркивает основную идею ТРЦ: современный, комфортабельный, доступный.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 table:style-name="ce1"/>
          <table:table-cell office:value-type="string" table:style-name="ce1">
            <text:p>Кинотеатр располагает шестью кинозалами: три "Classic Hall", один "Love Hall", один зал "INvision" и один "Action Hall", общей вместимостью 947 человек.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"Факел"</text:p>
          </table:table-cell>
          <table:table-cell table:number-columns-repeated="16382" table:style-name="ce1"/>
        </table:table-row>
        <table:table-row table:number-rows-repeated="1048556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scadia Mono" svg:font-family="&quot;Cascadia Mono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Rog</dc:creator>
    <meta:creation-date>2009-04-16T11:32:48Z</meta:creation-date>
    <dc:date>2022-10-15T11:48:55Z</dc:date>
    <meta:editing-cycles>8</meta:editing-cycles>
    <meta:editing-duration>PT2416S</meta:editing-duration>
    <meta:user-defined meta:name="Info 1"/>
    <meta:user-defined meta:name="Info 2"/>
    <meta:user-defined meta:name="Info 3"/>
    <meta:user-defined meta:name="Info 4"/>
  </office:meta>
</office:document-meta>
</file>